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1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66cm" fo:break-before="auto" style:use-optimal-row-height="false"/>
    </style:style>
    <style:style style:name="ta1" style:family="table" style:master-page-name="PageStyle_5f_Amendes_20_impayée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bea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9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071cm" style:rotation-align="none"/>
    </style:style>
    <style:style style:name="ce5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fo:padding="0.071cm"/>
    </style:style>
    <style:style style:name="ce7" style:family="table-cell" style:parent-style-name="Default" style:data-style-name="N118">
      <style:table-cell-properties style:cell-protect="protected" style:print-content="true" style:diagonal-bl-tr="none" style:diagonal-tl-br="none" fo:background-color="transparent" fo:border="0.06pt solid #000000" fo:padding="0.071cm" style:rotation-align="none"/>
    </style:style>
    <style:style style:name="ce8" style:family="table-cell" style:parent-style-name="Default" style:data-style-name="N118">
      <style:table-cell-properties style:cell-protect="protected" style:print-content="true"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mendes impayées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2" table:default-cell-style-name="ce6"/>
        <table:table-column table:style-name="co2" table:number-columns-repeated="2" table:default-cell-style-name="ce6"/>
        <table:table-column table:style-name="co4" table:number-columns-repeated="250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Montant des amendes impayées par bibliothèque</text:p>
            <text:p><text:s/>du 2007/07/27 au 2014/12/08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covered-table-cell table:number-columns-repeated="7"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Bibliothèque</text:p>
          </table:table-cell>
          <table:table-cell table:style-name="ce3" office:value-type="string" calcext:value-type="string">
            <text:p>0 à 2.99</text:p>
          </table:table-cell>
          <table:table-cell table:style-name="ce3" office:value-type="string" calcext:value-type="string">
            <text:p>3.00 à 9.99</text:p>
          </table:table-cell>
          <table:table-cell table:style-name="ce3" office:value-type="string" calcext:value-type="string">
            <text:p>10.00 à 19.99</text:p>
          </table:table-cell>
          <table:table-cell table:style-name="ce3" office:value-type="string" calcext:value-type="string">
            <text:p>20.00 à 49.99</text:p>
          </table:table-cell>
          <table:table-cell table:style-name="ce3" office:value-type="string" calcext:value-type="string">
            <text:p>50 et plus</text:p>
          </table:table-cell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'Ahuntsic</text:p>
          </table:table-cell>
          <table:table-cell table:style-name="ce7" office:value-type="float" office:value="23260.07" calcext:value-type="float">
            <text:p>23260,07</text:p>
          </table:table-cell>
          <table:table-cell table:style-name="ce7" office:value-type="float" office:value="16668" calcext:value-type="float">
            <text:p>16668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39948.07" calcext:value-type="float">
            <text:p>39948,0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Cartierville</text:p>
          </table:table-cell>
          <table:table-cell table:style-name="ce7" office:value-type="float" office:value="12051.86" calcext:value-type="float">
            <text:p>12051,86</text:p>
          </table:table-cell>
          <table:table-cell table:style-name="ce7" office:value-type="float" office:value="8641" calcext:value-type="float">
            <text:p>8641,00</text:p>
          </table:table-cell>
          <table:table-cell table:style-name="ce7" office:value-type="float" office:value="19.95" calcext:value-type="float">
            <text:p>19,95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20712.81" calcext:value-type="float">
            <text:p>20712,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Salaberry</text:p>
          </table:table-cell>
          <table:table-cell table:style-name="ce7" office:value-type="float" office:value="2891.62" calcext:value-type="float">
            <text:p>2891,62</text:p>
          </table:table-cell>
          <table:table-cell table:style-name="ce7" office:value-type="float" office:value="12" calcext:value-type="float">
            <text:p>12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903.62" calcext:value-type="float">
            <text:p>2903,6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Saul-Bellow</text:p>
          </table:table-cell>
          <table:table-cell table:style-name="ce7" office:value-type="float" office:value="5428.17" calcext:value-type="float">
            <text:p>5428,17</text:p>
          </table:table-cell>
          <table:table-cell table:style-name="ce7" office:value-type="float" office:value="3201" calcext:value-type="float">
            <text:p>320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8629.17" calcext:value-type="float">
            <text:p>8629,1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Saint-Pierre</text:p>
          </table:table-cell>
          <table:table-cell table:style-name="ce7" office:value-type="float" office:value="2624.55" calcext:value-type="float">
            <text:p>2624,55</text:p>
          </table:table-cell>
          <table:table-cell table:style-name="ce7" office:value-type="float" office:value="1957" calcext:value-type="float">
            <text:p>1957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4581.55" calcext:value-type="float">
            <text:p>4581,5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Benny</text:p>
          </table:table-cell>
          <table:table-cell table:style-name="ce7" office:value-type="float" office:value="8986.05" calcext:value-type="float">
            <text:p>8986,05</text:p>
          </table:table-cell>
          <table:table-cell table:style-name="ce7" office:value-type="float" office:value="4443" calcext:value-type="float">
            <text:p>4443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3429.05" calcext:value-type="float">
            <text:p>13429,0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Côte-des-Neiges</text:p>
          </table:table-cell>
          <table:table-cell table:style-name="ce7" office:value-type="float" office:value="10142.18" calcext:value-type="float">
            <text:p>10142,18</text:p>
          </table:table-cell>
          <table:table-cell table:style-name="ce7" office:value-type="float" office:value="7050" calcext:value-type="float">
            <text:p>705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7192.18" calcext:value-type="float">
            <text:p>17192,1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interculturelle</text:p>
          </table:table-cell>
          <table:table-cell table:style-name="ce7" office:value-type="float" office:value="14135.9" calcext:value-type="float">
            <text:p>14135,90</text:p>
          </table:table-cell>
          <table:table-cell table:style-name="ce7" office:value-type="float" office:value="8787" calcext:value-type="float">
            <text:p>8787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4.95" calcext:value-type="float">
            <text:p>24,9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2947.85" calcext:value-type="float">
            <text:p>22947,8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Notre-Dame-de-Grâce</text:p>
          </table:table-cell>
          <table:table-cell table:style-name="ce7" office:value-type="float" office:value="7721.26" calcext:value-type="float">
            <text:p>7721,26</text:p>
          </table:table-cell>
          <table:table-cell table:style-name="ce7" office:value-type="float" office:value="3915" calcext:value-type="float">
            <text:p>3915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1636.26" calcext:value-type="float">
            <text:p>11636,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Père-Ambroise</text:p>
          </table:table-cell>
          <table:table-cell table:style-name="ce7" office:value-type="float" office:value="5109.14" calcext:value-type="float">
            <text:p>5109,14</text:p>
          </table:table-cell>
          <table:table-cell table:style-name="ce7" office:value-type="float" office:value="3210" calcext:value-type="float">
            <text:p>321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8319.14" calcext:value-type="float">
            <text:p>8319,1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Frontenac</text:p>
          </table:table-cell>
          <table:table-cell table:style-name="ce7" office:value-type="float" office:value="6030.72" calcext:value-type="float">
            <text:p>6030,72</text:p>
          </table:table-cell>
          <table:table-cell table:style-name="ce7" office:value-type="float" office:value="4947" calcext:value-type="float">
            <text:p>4947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0977.72" calcext:value-type="float">
            <text:p>10977,7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Georges-Vanier</text:p>
          </table:table-cell>
          <table:table-cell table:style-name="ce7" office:value-type="float" office:value="4631.85" calcext:value-type="float">
            <text:p>4631,85</text:p>
          </table:table-cell>
          <table:table-cell table:style-name="ce7" office:value-type="float" office:value="2919" calcext:value-type="float">
            <text:p>2919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7550.85" calcext:value-type="float">
            <text:p>7550,8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Marie-Uguay </text:p>
          </table:table-cell>
          <table:table-cell table:style-name="ce7" office:value-type="float" office:value="9093.77" calcext:value-type="float">
            <text:p>9093,77</text:p>
          </table:table-cell>
          <table:table-cell table:style-name="ce7" office:value-type="float" office:value="6749" calcext:value-type="float">
            <text:p>6749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5842.77" calcext:value-type="float">
            <text:p>15842,7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Saint-Henri</text:p>
          </table:table-cell>
          <table:table-cell table:style-name="ce7" office:value-type="float" office:value="5359.27" calcext:value-type="float">
            <text:p>5359,27</text:p>
          </table:table-cell>
          <table:table-cell table:style-name="ce7" office:value-type="float" office:value="4365" calcext:value-type="float">
            <text:p>4365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9724.27" calcext:value-type="float">
            <text:p>9724,2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Saint-Charles</text:p>
          </table:table-cell>
          <table:table-cell table:style-name="ce7" office:value-type="float" office:value="6623.43" calcext:value-type="float">
            <text:p>6623,43</text:p>
          </table:table-cell>
          <table:table-cell table:style-name="ce7" office:value-type="float" office:value="4404" calcext:value-type="float">
            <text:p>4404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1027.43" calcext:value-type="float">
            <text:p>11027,4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'Hochelaga</text:p>
          </table:table-cell>
          <table:table-cell table:style-name="ce7" office:value-type="float" office:value="2237.93" calcext:value-type="float">
            <text:p>2237,93</text:p>
          </table:table-cell>
          <table:table-cell table:style-name="ce7" office:value-type="float" office:value="15" calcext:value-type="float">
            <text:p>15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252.93" calcext:value-type="float">
            <text:p>2252,9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Langelier</text:p>
          </table:table-cell>
          <table:table-cell table:style-name="ce7" office:value-type="float" office:value="11594.77" calcext:value-type="float">
            <text:p>11594,77</text:p>
          </table:table-cell>
          <table:table-cell table:style-name="ce7" office:value-type="float" office:value="8478" calcext:value-type="float">
            <text:p>8478,00</text:p>
          </table:table-cell>
          <table:table-cell table:style-name="ce7" office:value-type="float" office:value="26" calcext:value-type="float">
            <text:p>26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20098.77" calcext:value-type="float">
            <text:p>20098,7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Mercier </text:p>
          </table:table-cell>
          <table:table-cell table:style-name="ce7" office:value-type="float" office:value="15263.85" calcext:value-type="float">
            <text:p>15263,85</text:p>
          </table:table-cell>
          <table:table-cell table:style-name="ce7" office:value-type="float" office:value="13506" calcext:value-type="float">
            <text:p>13506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8790.85" calcext:value-type="float">
            <text:p>28790,8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Maisonneuve</text:p>
          </table:table-cell>
          <table:table-cell table:style-name="ce7" office:value-type="float" office:value="18886.42" calcext:value-type="float">
            <text:p>18886,42</text:p>
          </table:table-cell>
          <table:table-cell table:style-name="ce7" office:value-type="float" office:value="16092" calcext:value-type="float">
            <text:p>16092,00</text:p>
          </table:table-cell>
          <table:table-cell table:style-name="ce7" office:value-type="float" office:value="96.96" calcext:value-type="float">
            <text:p>96,96</text:p>
          </table:table-cell>
          <table:table-cell table:style-name="ce7" office:value-type="float" office:value="24.99" calcext:value-type="float">
            <text:p>24,99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35100.37" calcext:value-type="float">
            <text:p>35100,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L’Île-Bizard</text:p>
          </table:table-cell>
          <table:table-cell table:style-name="ce7" office:value-type="float" office:value="2478.14" calcext:value-type="float">
            <text:p>2478,14</text:p>
          </table:table-cell>
          <table:table-cell table:style-name="ce7" office:value-type="float" office:value="2019.99" calcext:value-type="float">
            <text:p>2019,99</text:p>
          </table:table-cell>
          <table:table-cell table:style-name="ce7" office:value-type="float" office:value="100.98" calcext:value-type="float">
            <text:p>100,98</text:p>
          </table:table-cell>
          <table:table-cell table:style-name="ce7" office:value-type="float" office:value="107.47" calcext:value-type="float">
            <text:p>107,47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4706.58" calcext:value-type="float">
            <text:p>4706,5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Jean-Corbeil</text:p>
          </table:table-cell>
          <table:table-cell table:style-name="ce7" office:value-type="float" office:value="9578.82" calcext:value-type="float">
            <text:p>9578,82</text:p>
          </table:table-cell>
          <table:table-cell table:style-name="ce7" office:value-type="float" office:value="7497" calcext:value-type="float">
            <text:p>7497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7075.82" calcext:value-type="float">
            <text:p>17075,8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u Haut-Anjou</text:p>
          </table:table-cell>
          <table:table-cell table:style-name="ce7" office:value-type="float" office:value="2261.99" calcext:value-type="float">
            <text:p>2261,99</text:p>
          </table:table-cell>
          <table:table-cell table:style-name="ce7" office:value-type="float" office:value="1623" calcext:value-type="float">
            <text:p>1623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3884.99" calcext:value-type="float">
            <text:p>3884,9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L’Octogone</text:p>
          </table:table-cell>
          <table:table-cell table:style-name="ce7" office:value-type="float" office:value="13928.89" calcext:value-type="float">
            <text:p>13928,89</text:p>
          </table:table-cell>
          <table:table-cell table:style-name="ce7" office:value-type="float" office:value="11118" calcext:value-type="float">
            <text:p>11118,00</text:p>
          </table:table-cell>
          <table:table-cell table:style-name="ce7" office:value-type="float" office:value="110" calcext:value-type="float">
            <text:p>11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25156.89" calcext:value-type="float">
            <text:p>25156,8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Henri-Bourassa</text:p>
          </table:table-cell>
          <table:table-cell table:style-name="ce7" office:value-type="float" office:value="5890.93" calcext:value-type="float">
            <text:p>5890,93</text:p>
          </table:table-cell>
          <table:table-cell table:style-name="ce7" office:value-type="float" office:value="4368" calcext:value-type="float">
            <text:p>4368,00</text:p>
          </table:table-cell>
          <table:table-cell table:style-name="ce7" office:value-type="float" office:value="15" calcext:value-type="float">
            <text:p>15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0273.93" calcext:value-type="float">
            <text:p>10273,9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Belleville</text:p>
          </table:table-cell>
          <table:table-cell table:style-name="ce7" office:value-type="float" office:value="4943.58" calcext:value-type="float">
            <text:p>4943,58</text:p>
          </table:table-cell>
          <table:table-cell table:style-name="ce7" office:value-type="float" office:value="3279" calcext:value-type="float">
            <text:p>3279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8222.58" calcext:value-type="float">
            <text:p>8222,5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Charleroi</text:p>
          </table:table-cell>
          <table:table-cell table:style-name="ce7" office:value-type="float" office:value="3863.28" calcext:value-type="float">
            <text:p>3863,28</text:p>
          </table:table-cell>
          <table:table-cell table:style-name="ce7" office:value-type="float" office:value="2793" calcext:value-type="float">
            <text:p>2793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4.95" calcext:value-type="float">
            <text:p>24,9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6681.23" calcext:value-type="float">
            <text:p>6681,2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la Maison culturelle et communautaire</text:p>
          </table:table-cell>
          <table:table-cell table:style-name="ce7" office:value-type="float" office:value="6688.82" calcext:value-type="float">
            <text:p>6688,82</text:p>
          </table:table-cell>
          <table:table-cell table:style-name="ce7" office:value-type="float" office:value="5112.4" calcext:value-type="float">
            <text:p>5112,4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1801.22" calcext:value-type="float">
            <text:p>11801,2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Saint-Léonard</text:p>
          </table:table-cell>
          <table:table-cell table:style-name="ce7" office:value-type="float" office:value="13193.98" calcext:value-type="float">
            <text:p>13193,98</text:p>
          </table:table-cell>
          <table:table-cell table:style-name="ce7" office:value-type="float" office:value="7067" calcext:value-type="float">
            <text:p>7067,00</text:p>
          </table:table-cell>
          <table:table-cell table:style-name="ce7" office:value-type="float" office:value="30" calcext:value-type="float">
            <text:p>3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20290.98" calcext:value-type="float">
            <text:p>20290,9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Robert-Bourassa</text:p>
          </table:table-cell>
          <table:table-cell table:style-name="ce7" office:value-type="float" office:value="6359.9" calcext:value-type="float">
            <text:p>6359,90</text:p>
          </table:table-cell>
          <table:table-cell table:style-name="ce7" office:value-type="float" office:value="3699" calcext:value-type="float">
            <text:p>3699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0058.9" calcext:value-type="float">
            <text:p>10058,9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Pierrefonds</text:p>
          </table:table-cell>
          <table:table-cell table:style-name="ce7" office:value-type="float" office:value="7508.05" calcext:value-type="float">
            <text:p>7508,05</text:p>
          </table:table-cell>
          <table:table-cell table:style-name="ce7" office:value-type="float" office:value="6450" calcext:value-type="float">
            <text:p>6450,00</text:p>
          </table:table-cell>
          <table:table-cell table:style-name="ce7" office:value-type="float" office:value="85.79" calcext:value-type="float">
            <text:p>85,79</text:p>
          </table:table-cell>
          <table:table-cell table:style-name="ce7" office:value-type="float" office:value="142" calcext:value-type="float">
            <text:p>142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4185.84" calcext:value-type="float">
            <text:p>14185,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Roxboro</text:p>
          </table:table-cell>
          <table:table-cell table:style-name="ce7" office:value-type="float" office:value="4078.74" calcext:value-type="float">
            <text:p>4078,74</text:p>
          </table:table-cell>
          <table:table-cell table:style-name="ce7" office:value-type="float" office:value="3737" calcext:value-type="float">
            <text:p>3737,00</text:p>
          </table:table-cell>
          <table:table-cell table:style-name="ce7" office:value-type="float" office:value="65" calcext:value-type="float">
            <text:p>65,00</text:p>
          </table:table-cell>
          <table:table-cell table:style-name="ce7" office:value-type="float" office:value="24.99" calcext:value-type="float">
            <text:p>24,99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7905.73" calcext:value-type="float">
            <text:p>7905,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La Petite-Patrie</text:p>
          </table:table-cell>
          <table:table-cell table:style-name="ce7" office:value-type="float" office:value="9186.96" calcext:value-type="float">
            <text:p>9186,96</text:p>
          </table:table-cell>
          <table:table-cell table:style-name="ce7" office:value-type="float" office:value="5970" calcext:value-type="float">
            <text:p>597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5156.96" calcext:value-type="float">
            <text:p>15156,9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Rosemont</text:p>
          </table:table-cell>
          <table:table-cell table:style-name="ce7" office:value-type="float" office:value="23035.79" calcext:value-type="float">
            <text:p>23035,79</text:p>
          </table:table-cell>
          <table:table-cell table:style-name="ce7" office:value-type="float" office:value="16770" calcext:value-type="float">
            <text:p>1677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39805.79" calcext:value-type="float">
            <text:p>39805,7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Marc-Favreau</text:p>
          </table:table-cell>
          <table:table-cell table:style-name="ce7" office:value-type="float" office:value="8786.56" calcext:value-type="float">
            <text:p>8786,56</text:p>
          </table:table-cell>
          <table:table-cell table:style-name="ce7" office:value-type="float" office:value="6714" calcext:value-type="float">
            <text:p>6714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5500.56" calcext:value-type="float">
            <text:p>15500,5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u Vieux-Saint-Laurent</text:p>
          </table:table-cell>
          <table:table-cell table:style-name="ce7" office:value-type="float" office:value="11789.49" calcext:value-type="float">
            <text:p>11789,49</text:p>
          </table:table-cell>
          <table:table-cell table:style-name="ce7" office:value-type="float" office:value="6985.75" calcext:value-type="float">
            <text:p>6985,75</text:p>
          </table:table-cell>
          <table:table-cell table:style-name="ce7" office:value-type="float" office:value="32" calcext:value-type="float">
            <text:p>32,00</text:p>
          </table:table-cell>
          <table:table-cell table:style-name="ce7" office:value-type="float" office:value="24.95" calcext:value-type="float">
            <text:p>24,9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8832.19" calcext:value-type="float">
            <text:p>18832,1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u Boisé</text:p>
          </table:table-cell>
          <table:table-cell table:style-name="ce7" office:value-type="float" office:value="12881.19" calcext:value-type="float">
            <text:p>12881,19</text:p>
          </table:table-cell>
          <table:table-cell table:style-name="ce7" office:value-type="float" office:value="6941" calcext:value-type="float">
            <text:p>6941,00</text:p>
          </table:table-cell>
          <table:table-cell table:style-name="ce7" office:value-type="float" office:value="71.9" calcext:value-type="float">
            <text:p>71,90</text:p>
          </table:table-cell>
          <table:table-cell table:style-name="ce7" office:value-type="float" office:value="116.9" calcext:value-type="float">
            <text:p>116,9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0010.99" calcext:value-type="float">
            <text:p>20010,9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Pointe-aux-Trembles</text:p>
          </table:table-cell>
          <table:table-cell table:style-name="ce7" office:value-type="float" office:value="14270.39" calcext:value-type="float">
            <text:p>14270,39</text:p>
          </table:table-cell>
          <table:table-cell table:style-name="ce7" office:value-type="float" office:value="10151" calcext:value-type="float">
            <text:p>10151,0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59.9" calcext:value-type="float">
            <text:p>59,9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4493.29" calcext:value-type="float">
            <text:p>24493,2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Rivière-des-Prairies</text:p>
          </table:table-cell>
          <table:table-cell table:style-name="ce7" office:value-type="float" office:value="16923.34" calcext:value-type="float">
            <text:p>16923,34</text:p>
          </table:table-cell>
          <table:table-cell table:style-name="ce7" office:value-type="float" office:value="11904" calcext:value-type="float">
            <text:p>11904,00</text:p>
          </table:table-cell>
          <table:table-cell table:style-name="ce7" office:value-type="float" office:value="55.99" calcext:value-type="float">
            <text:p>55,99</text:p>
          </table:table-cell>
          <table:table-cell table:style-name="ce7" office:value-type="float" office:value="124.96" calcext:value-type="float">
            <text:p>124,96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9008.29" calcext:value-type="float">
            <text:p>29008,2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Verdun</text:p>
          </table:table-cell>
          <table:table-cell table:style-name="ce7" office:value-type="float" office:value="8687.52" calcext:value-type="float">
            <text:p>8687,52</text:p>
          </table:table-cell>
          <table:table-cell table:style-name="ce7" office:value-type="float" office:value="7035" calcext:value-type="float">
            <text:p>7035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5722.52" calcext:value-type="float">
            <text:p>15722,5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L'Île-des-Sœurs</text:p>
          </table:table-cell>
          <table:table-cell table:style-name="ce7" office:value-type="float" office:value="2434.44" calcext:value-type="float">
            <text:p>2434,44</text:p>
          </table:table-cell>
          <table:table-cell table:style-name="ce7" office:value-type="float" office:value="1263" calcext:value-type="float">
            <text:p>1263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3697.44" calcext:value-type="float">
            <text:p>3697,4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Le Prévost</text:p>
          </table:table-cell>
          <table:table-cell table:style-name="ce7" office:value-type="float" office:value="12493.11" calcext:value-type="float">
            <text:p>12493,11</text:p>
          </table:table-cell>
          <table:table-cell table:style-name="ce7" office:value-type="float" office:value="9879" calcext:value-type="float">
            <text:p>9879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2372.11" calcext:value-type="float">
            <text:p>22372,1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Parc-Extension</text:p>
          </table:table-cell>
          <table:table-cell table:style-name="ce7" office:value-type="float" office:value="11568.53" calcext:value-type="float">
            <text:p>11568,53</text:p>
          </table:table-cell>
          <table:table-cell table:style-name="ce7" office:value-type="float" office:value="7977" calcext:value-type="float">
            <text:p>7977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9545.53" calcext:value-type="float">
            <text:p>19545,5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e Saint-Michel</text:p>
          </table:table-cell>
          <table:table-cell table:style-name="ce7" office:value-type="float" office:value="16334.3" calcext:value-type="float">
            <text:p>16334,30</text:p>
          </table:table-cell>
          <table:table-cell table:style-name="ce7" office:value-type="float" office:value="11403" calcext:value-type="float">
            <text:p>11403,00</text:p>
          </table:table-cell>
          <table:table-cell table:style-name="ce7" office:value-type="float" office:value="11" calcext:value-type="float">
            <text:p>11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27748.3" calcext:value-type="float">
            <text:p>27748,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u Mile End</text:p>
          </table:table-cell>
          <table:table-cell table:style-name="ce7" office:value-type="float" office:value="6648.84" calcext:value-type="float">
            <text:p>6648,84</text:p>
          </table:table-cell>
          <table:table-cell table:style-name="ce7" office:value-type="float" office:value="4601" calcext:value-type="float">
            <text:p>4601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1249.84" calcext:value-type="float">
            <text:p>11249,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bliothèque du Plateau-Mont-Royal</text:p>
          </table:table-cell>
          <table:table-cell table:style-name="ce7" office:value-type="float" office:value="15745.65" calcext:value-type="float">
            <text:p>15745,65</text:p>
          </table:table-cell>
          <table:table-cell table:style-name="ce7" office:value-type="float" office:value="11658" calcext:value-type="float">
            <text:p>11658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7403.65" calcext:value-type="float">
            <text:p>27403,6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4:.B48])" office:value-type="float" office:value="423634.04" calcext:value-type="float">
            <text:p>423634,04</text:p>
          </table:table-cell>
          <table:table-cell table:style-name="ce8" table:formula="of:=SUM([.C4:.C48])" office:value-type="float" office:value="297374.14" calcext:value-type="float">
            <text:p>297374,14</text:p>
          </table:table-cell>
          <table:table-cell table:style-name="ce8" table:formula="of:=SUM([.D4:.D48])" office:value-type="float" office:value="732.57" calcext:value-type="float">
            <text:p>732,57</text:p>
          </table:table-cell>
          <table:table-cell table:style-name="ce8" table:formula="of:=SUM([.E4:.E48])" office:value-type="float" office:value="717.06" calcext:value-type="float">
            <text:p>717,06</text:p>
          </table:table-cell>
          <table:table-cell table:style-name="ce8" table:formula="of:=SUM([.F4:.F48])" office:value-type="float" office:value="0" calcext:value-type="float">
            <text:p>0,00</text:p>
          </table:table-cell>
          <table:table-cell table:style-name="ce8" table:formula="of:=SUM([.G4:.G48])" office:value-type="float" office:value="722457.81" calcext:value-type="float">
            <text:p>722457,8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_48_1_48_0" table:base-cell-address="$'Amendes impayées'.$B$49" table:expression="SUM([.B4:.B4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2" number:min-integer-digits="1"/>
    </number:number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1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1" number:language="fr" number:country="CA">
      <number:number number:decimal-places="0" number:min-integer-digits="1" number:grouping="true"/>
      <number:text>   -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2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3" number:language="fr" number:country="CA">
      <number:number number:decimal-places="2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4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5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ndes_20_impayées" style:display-name="PageStyle_Amendes impay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14-12-08T10:48:37</meta:creation-date>
    <dc:creator>ujodolu</dc:creator>
    <dc:date>2015-02-02T14:22:40</dc:date>
    <meta:document-statistic meta:table-count="1" meta:cell-count="330" meta:object-count="0"/>
    <meta:generator>LibreOffice/4.1.5.3$Windows_x86 LibreOffice_project/1c1366bba2ba2b554cd2ca4d87c06da81c05d24</meta:generator>
  </office:meta>
</office:document-meta>
</file>